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office:version="1.0">
  <office:scripts/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docgen_page_break" style:family="paragraph" style:parent-style-name="Standard">
      <style:paragraph-properties fo:break-before="page"/>
    </style:style>
    <style:style style:name="GSuper" style:family="text">
      <style:text-properties style:text-position="super 58%"/>
    </style:style>
    <style:style style:name="GRAMPS-preformat" style:family="text">
      <style:text-properties style:font-name="Courier"/>
    </style:style>
    <style:style style:name="AC2-Title" style:family="graphic">
      <style:graphic-properties draw:stroke="none" draw:stroke-color="#000000" svg:fill-color="#000000" draw:fill-color="#ffffff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AC2-Title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AC2-box" style:family="graphic">
      <style:graphic-properties svg:stroke-width="5.00" draw:marker-start="" draw:marker-start-width="0.0" draw:marker-end-width="0.0" draw:textarea-horizontal-align="center" draw:textarea-vertical-align="middle" draw:stroke="solid" svg:fill-color="#000000" draw:fill-color="#ffffff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AC2-box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AC2-fam-box" style:family="graphic">
      <style:graphic-properties svg:stroke-width="5.00" draw:marker-start="" draw:marker-start-width="0.0" draw:marker-end-width="0.0" draw:textarea-horizontal-align="center" draw:textarea-vertical-align="middle" draw:stroke="solid" svg:fill-color="#000000" draw:fill-color="#ffffff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AC2-fam-box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AC2-line" style:family="graphic">
      <style:graphic-properties svg:stroke-width="5.00" draw:marker-start="" draw:marker-start-width="0.0" draw:marker-end-width="0.0" draw:textarea-horizontal-align="center" draw:textarea-vertical-align="middle" draw:stroke="solid" svg:fill-color="#000000" draw:fill-color="#ffffff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AC2-line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AC2-note-box" style:family="graphic">
      <style:graphic-properties svg:stroke-width="5.00" draw:marker-start="" draw:marker-start-width="0.0" draw:marker-end-width="0.0" draw:textarea-horizontal-align="center" draw:textarea-vertical-align="middle" draw:stroke="solid" svg:fill-color="#000000" draw:fill-color="#ffffff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AC2-note-box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lear" style:family="graphic">
      <style:graphic-properties draw:stroke="none" draw:fill="non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NLAC2-Normal" style:family="paragraph" style:parent-style-name="AC2-Normal">
      <style:paragraph-properties fo:break-before="page"/>
    </style:style>
    <style:style style:name="XAC2-Normal" style:family="paragraph">
      <style:paragraph-properties fo:text-align="start" style:font-name="Arial" fo:font-size="9.00pt" style:font-size-asian="9.00pt" fo:color="#000000" fo:text-indent="0.00cm" fo:margin-right="0.00cm" fo:margin-left="0.00cm" fo:margin-top="0.00cm" fo:margin-bottom="0.00cm"/>
    </style:style>
    <style:style style:name="FAC2-Normal" style:family="text">
      <style:text-properties fo:text-align="start" style:font-name="Arial" fo:color="#000000" fo:font-size="9.00pt" style:font-size-asian="9.00pt"/>
    </style:style>
    <style:style style:name="NLAC2-Note" style:family="paragraph" style:parent-style-name="AC2-Note">
      <style:paragraph-properties fo:break-before="page"/>
    </style:style>
    <style:style style:name="XAC2-Note" style:family="paragraph">
      <style:paragraph-properties fo:text-align="start" style:font-name="Arial" fo:font-size="9.00pt" style:font-size-asian="9.00pt" fo:color="#000000" fo:text-indent="0.00cm" fo:margin-right="0.00cm" fo:margin-left="0.00cm" fo:margin-top="0.00cm" fo:margin-bottom="0.00cm"/>
    </style:style>
    <style:style style:name="FAC2-Note" style:family="text">
      <style:text-properties fo:text-align="start" style:font-name="Arial" fo:color="#000000" fo:font-size="9.00pt" style:font-size-asian="9.00pt"/>
    </style:style>
    <style:style style:name="NLAC2-Title" style:family="paragraph" style:parent-style-name="AC2-Title">
      <style:paragraph-properties fo:break-before="page"/>
    </style:style>
    <style:style style:name="XAC2-Title" style:family="paragraph">
      <style:paragraph-properties fo:text-align="center" style:justify-single-word="false" style:font-name="Arial" fo:font-size="16.00pt" style:font-size-asian="16.00pt" fo:color="#000000" fo:text-indent="0.00cm" fo:margin-right="0.00cm" fo:margin-left="0.00cm" fo:margin-top="0.00cm" fo:margin-bottom="0.00cm"/>
    </style:style>
    <style:style style:name="FAC2-Title" style:family="text">
      <style:text-properties fo:text-align="center" style:justify-single-word="false" style:font-name="Arial" fo:color="#000000" fo:font-size="16.00pt" style:font-size-asian="16.00pt"/>
    </style:style>
    <style:style style:name="Tbold" style:family="text">
      <style:text-properties fo:font-weight="bold"/>
    </style:style>
    <style:style style:name="Titalic" style:family="text">
      <style:text-properties fo:font-style="italic"/>
    </style:style>
    <style:style style:name="Tunderline" style:family="text">
      <style:text-properties style:text-underline-style="solid" style:text-underline-width="auto" style:text-underline-color="font-color"/>
    </style:style>
    <style:style style:name="Left" style:family="graphic" style:parent-style-name="photo">
      <style:graphic-properties style:run-through="foreground" style:wrap="dynamic" style:number-wrapped-paragraphs="no-limit" style:wrap-contour="false" style:vertical-pos="from-top" style:vertical-rel="paragraph-content" style:horizontal-pos="left" style:horizontal-rel="paragraph-content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Right" style:family="graphic" style:parent-style-name="photo">
      <style:graphic-properties style:run-through="foreground" style:wrap="dynamic" style:number-wrapped-paragraphs="no-limit" style:wrap-contour="false" style:vertical-pos="from-top" style:vertical-rel="paragraph-content" style:horizontal-pos="right" style:horizontal-rel="paragraph-content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Single" style:family="graphic" style:parent-style-name="Graphics">
      <style:graphic-properties style:vertical-pos="from-top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Row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" draw:red="0%" draw:green="0%" draw:blue="0%" draw:gamma="1" draw:color-inversion="false" draw:transparency="-100%" draw:color-mode="standard"/>
    </style:style>
  </office:automatic-styles>
  <office:body>
    <office:text>
      <office:forms form:automatic-focus="false" form:apply-design-mode="false"/>
      <text:p text:style-name="docgen_page_break">
<text:alphabetical-index-mark text:string-value="Garner, Joseph (1792 - )"/><draw:rect text:anchor-type="paragraph" draw:style-name="AC2-box_shadow" draw:z-index="0" draw:text-style-name="AC2-Normal" svg:width="1.37cm" svg:height="0.36cm" svg:x="8.40cm" svg:y="0.03cm">
</draw:rect>
<draw:rect text:anchor-type="paragraph" draw:style-name="AC2-box" draw:text-style-name="AC2-Normal" draw:z-index="1" svg:width="1.37cm" svg:height="0.36cm" svg:x="8.39cm" svg:y="0.02cm">
<text:p text:style-name="AC2-Normal"><text:span text:style-name="FAC2-Normal">Garner, Joseph<text:line-break/>b. 1792<text:line-break/>d. </text:span></text:p>
</draw:rect>
<text:alphabetical-index-mark text:string-value="Garner, Robert W. (1826/7-04-24 (Julien) - 1916-02-03)"/><draw:rect text:anchor-type="paragraph" draw:style-name="AC2-box_shadow" draw:z-index="0" draw:text-style-name="AC2-Normal" svg:width="1.37cm" svg:height="0.36cm" svg:x="6.72cm" svg:y="0.48cm">
</draw:rect>
<draw:rect text:anchor-type="paragraph" draw:style-name="AC2-box" draw:text-style-name="AC2-Normal" draw:z-index="1" svg:width="1.37cm" svg:height="0.36cm" svg:x="6.71cm" svg:y="0.47cm">
<text:p text:style-name="AC2-Normal"><text:span text:style-name="FAC2-Normal">Garner, Robert W.<text:line-break/>b. 1826/7-04-24 (Julien)<text:line-break/>d. 1916-02-03</text:span></text:p>
</draw:rect>
<draw:line text:anchor-type="paragraph" draw:z-index="3" draw:style-name="AC2-line" svg:x1="8.09cm" svg:y1="0.65cm" svg:x2="8.32cm" svg:y2="0.65cm"><text:p/>
</draw:line>
<draw:line text:anchor-type="paragraph" draw:z-index="3" draw:style-name="AC2-line" svg:x1="8.32cm" svg:y1="0.20cm" svg:x2="8.32cm" svg:y2="1.16cm"><text:p/>
</draw:line>
<draw:line text:anchor-type="paragraph" draw:z-index="3" draw:style-name="AC2-line" svg:x1="8.32cm" svg:y1="0.20cm" svg:x2="8.39cm" svg:y2="0.20cm"><text:p/>
</draw:line>
<draw:line text:anchor-type="paragraph" draw:z-index="3" draw:style-name="AC2-line" svg:x1="8.32cm" svg:y1="1.16cm" svg:x2="8.39cm" svg:y2="1.16cm"><text:p/>
</draw:line>
<text:alphabetical-index-mark text:string-value="Edwards, Lucy (1799-01-17 - 1879-04-02)"/><draw:rect text:anchor-type="paragraph" draw:style-name="AC2-box_shadow" draw:z-index="0" draw:text-style-name="AC2-Normal" svg:width="1.37cm" svg:height="0.47cm" svg:x="8.40cm" svg:y="0.94cm">
</draw:rect>
<draw:rect text:anchor-type="paragraph" draw:style-name="AC2-box" draw:text-style-name="AC2-Normal" draw:z-index="1" svg:width="1.37cm" svg:height="0.47cm" svg:x="8.39cm" svg:y="0.93cm">
<text:p text:style-name="AC2-Normal"><text:span text:style-name="FAC2-Normal">Edwards, Lucy<text:line-break/>b. 1799-01-17<text:line-break/>m. 1823-01-03<text:line-break/>d. 1879-04-02</text:span></text:p>
</draw:rect>
<text:alphabetical-index-mark text:string-value="Garner von Zieliński, Lewis Anderson Sr (1855-06-21 - 1911-06-28)"/><draw:rect text:anchor-type="paragraph" draw:style-name="AC2-box_shadow" draw:z-index="0" draw:text-style-name="AC2-Normal" svg:width="1.37cm" svg:height="0.36cm" svg:x="5.05cm" svg:y="1.39cm">
</draw:rect>
<draw:rect text:anchor-type="paragraph" draw:style-name="AC2-box" draw:text-style-name="AC2-Normal" draw:z-index="1" svg:width="1.37cm" svg:height="0.36cm" svg:x="5.04cm" svg:y="1.38cm">
<text:p text:style-name="AC2-Normal"><text:span text:style-name="FAC2-Normal">Garner von Zieliński, Lewis Anderson Sr<text:line-break/>b. 1855-06-21<text:line-break/>d. 1911-06-28</text:span></text:p>
</draw:rect>
<draw:line text:anchor-type="paragraph" draw:z-index="3" draw:style-name="AC2-line" svg:x1="6.41cm" svg:y1="1.56cm" svg:x2="6.64cm" svg:y2="1.56cm"><text:p/>
</draw:line>
<draw:line text:anchor-type="paragraph" draw:z-index="3" draw:style-name="AC2-line" svg:x1="6.64cm" svg:y1="0.65cm" svg:x2="6.64cm" svg:y2="2.53cm"><text:p/>
</draw:line>
<draw:line text:anchor-type="paragraph" draw:z-index="3" draw:style-name="AC2-line" svg:x1="6.64cm" svg:y1="0.65cm" svg:x2="6.71cm" svg:y2="0.65cm"><text:p/>
</draw:line>
<draw:line text:anchor-type="paragraph" draw:z-index="3" draw:style-name="AC2-line" svg:x1="6.64cm" svg:y1="2.53cm" svg:x2="6.71cm" svg:y2="2.53cm"><text:p/>
</draw:line>
<text:alphabetical-index-mark text:string-value="Шестаков, George (vers 1784-09-00 - 1864-03-09)"/><draw:rect text:anchor-type="paragraph" draw:style-name="AC2-box_shadow" draw:z-index="0" draw:text-style-name="AC2-Normal" svg:width="1.37cm" svg:height="0.36cm" svg:x="8.40cm" svg:y="1.85cm">
</draw:rect>
<draw:rect text:anchor-type="paragraph" draw:style-name="AC2-box" draw:text-style-name="AC2-Normal" draw:z-index="1" svg:width="1.37cm" svg:height="0.36cm" svg:x="8.39cm" svg:y="1.84cm">
<text:p text:style-name="AC2-Normal"><text:span text:style-name="FAC2-Normal">Шестаков, George<text:line-break/>b. vers 1784-09-00<text:line-break/>d. 1864-03-09</text:span></text:p>
</draw:rect>
<text:alphabetical-index-mark text:string-value="Zieliński, Phoebe Emily (1827-04-12 - 1882-03-07)"/><draw:rect text:anchor-type="paragraph" draw:style-name="AC2-box_shadow" draw:z-index="0" draw:text-style-name="AC2-Normal" svg:width="1.37cm" svg:height="0.47cm" svg:x="6.72cm" svg:y="2.30cm">
</draw:rect>
<draw:rect text:anchor-type="paragraph" draw:style-name="AC2-box" draw:text-style-name="AC2-Normal" draw:z-index="1" svg:width="1.37cm" svg:height="0.47cm" svg:x="6.71cm" svg:y="2.29cm">
<text:p text:style-name="AC2-Normal"><text:span text:style-name="FAC2-Normal">Zieliński, Phoebe Emily<text:line-break/>b. 1827-04-12<text:line-break/>m. 1849-10-04<text:line-break/>d. 1882-03-07</text:span></text:p>
</draw:rect>
<draw:line text:anchor-type="paragraph" draw:z-index="3" draw:style-name="AC2-line" svg:x1="8.09cm" svg:y1="2.53cm" svg:x2="8.32cm" svg:y2="2.53cm"><text:p/>
</draw:line>
<draw:line text:anchor-type="paragraph" draw:z-index="3" draw:style-name="AC2-line" svg:x1="8.32cm" svg:y1="2.02cm" svg:x2="8.32cm" svg:y2="2.93cm"><text:p/>
</draw:line>
<draw:line text:anchor-type="paragraph" draw:z-index="3" draw:style-name="AC2-line" svg:x1="8.32cm" svg:y1="2.02cm" svg:x2="8.39cm" svg:y2="2.02cm"><text:p/>
</draw:line>
<draw:line text:anchor-type="paragraph" draw:z-index="3" draw:style-name="AC2-line" svg:x1="8.32cm" svg:y1="2.93cm" svg:x2="8.39cm" svg:y2="2.93cm"><text:p/>
</draw:line>
<text:alphabetical-index-mark text:string-value="Daniels, Phoebe ( -  )"/><draw:rect text:anchor-type="paragraph" draw:style-name="AC2-box_shadow" draw:z-index="0" draw:text-style-name="AC2-Normal" svg:width="1.37cm" svg:height="0.36cm" svg:x="8.40cm" svg:y="2.76cm">
</draw:rect>
<draw:rect text:anchor-type="paragraph" draw:style-name="AC2-box" draw:text-style-name="AC2-Normal" draw:z-index="1" svg:width="1.37cm" svg:height="0.36cm" svg:x="8.39cm" svg:y="2.75cm">
<text:p text:style-name="AC2-Normal"><text:span text:style-name="FAC2-Normal">Daniels, Phoebe<text:line-break/>b. <text:line-break/>m. </text:span></text:p>
</draw:rect>
<text:alphabetical-index-mark text:string-value="Garner, Eugene Stanley (1895-12-01 - 1984-03-01)"/><draw:rect text:anchor-type="paragraph" draw:style-name="AC2-box_shadow" draw:z-index="0" draw:text-style-name="AC2-Normal" svg:width="1.37cm" svg:height="0.36cm" svg:x="3.37cm" svg:y="3.21cm">
</draw:rect>
<draw:rect text:anchor-type="paragraph" draw:style-name="AC2-box" draw:text-style-name="AC2-Normal" draw:z-index="1" svg:width="1.37cm" svg:height="0.36cm" svg:x="3.36cm" svg:y="3.20cm">
<text:p text:style-name="AC2-Normal"><text:span text:style-name="FAC2-Normal">Garner, Eugene Stanley<text:line-break/>b. 1895-12-01<text:line-break/>d. 1984-03-01</text:span></text:p>
</draw:rect>
<draw:line text:anchor-type="paragraph" draw:z-index="3" draw:style-name="AC2-line" svg:x1="4.73cm" svg:y1="3.39cm" svg:x2="4.96cm" svg:y2="3.39cm"><text:p/>
</draw:line>
<draw:line text:anchor-type="paragraph" draw:z-index="3" draw:style-name="AC2-line" svg:x1="4.96cm" svg:y1="1.56cm" svg:x2="4.96cm" svg:y2="4.35cm"><text:p/>
</draw:line>
<draw:line text:anchor-type="paragraph" draw:z-index="3" draw:style-name="AC2-line" svg:x1="4.96cm" svg:y1="1.56cm" svg:x2="5.04cm" svg:y2="1.56cm"><text:p/>
</draw:line>
<draw:line text:anchor-type="paragraph" draw:z-index="3" draw:style-name="AC2-line" svg:x1="4.96cm" svg:y1="4.35cm" svg:x2="5.04cm" svg:y2="4.35cm"><text:p/>
</draw:line>
<text:alphabetical-index-mark text:string-value="Martel, Henry (1805-10-27 - 1902-01-18)"/><draw:rect text:anchor-type="paragraph" draw:style-name="AC2-box_shadow" draw:z-index="0" draw:text-style-name="AC2-Normal" svg:width="1.37cm" svg:height="0.36cm" svg:x="6.72cm" svg:y="3.67cm">
</draw:rect>
<draw:rect text:anchor-type="paragraph" draw:style-name="AC2-box" draw:text-style-name="AC2-Normal" draw:z-index="1" svg:width="1.37cm" svg:height="0.36cm" svg:x="6.71cm" svg:y="3.66cm">
<text:p text:style-name="AC2-Normal"><text:span text:style-name="FAC2-Normal">Martel, Henry<text:line-break/>b. 1805-10-27<text:line-break/>d. 1902-01-18</text:span></text:p>
</draw:rect>
<text:alphabetical-index-mark text:string-value="Martel, Luella Jacques (1852-01-23 - 1921-04-28)"/><draw:rect text:anchor-type="paragraph" draw:style-name="AC2-box_shadow" draw:z-index="0" draw:text-style-name="AC2-Normal" svg:width="1.37cm" svg:height="0.47cm" svg:x="5.05cm" svg:y="4.13cm">
</draw:rect>
<draw:rect text:anchor-type="paragraph" draw:style-name="AC2-box" draw:text-style-name="AC2-Normal" draw:z-index="1" svg:width="1.37cm" svg:height="0.47cm" svg:x="5.04cm" svg:y="4.12cm">
<text:p text:style-name="AC2-Normal"><text:span text:style-name="FAC2-Normal">Martel, Luella Jacques<text:line-break/>b. 1852-01-23<text:line-break/>m. 1875-04-01<text:line-break/>d. 1921-04-28</text:span></text:p>
</draw:rect>
<draw:line text:anchor-type="paragraph" draw:z-index="3" draw:style-name="AC2-line" svg:x1="6.41cm" svg:y1="4.35cm" svg:x2="6.64cm" svg:y2="4.35cm"><text:p/>
</draw:line>
<draw:line text:anchor-type="paragraph" draw:z-index="3" draw:style-name="AC2-line" svg:x1="6.64cm" svg:y1="3.84cm" svg:x2="6.64cm" svg:y2="4.81cm"><text:p/>
</draw:line>
<draw:line text:anchor-type="paragraph" draw:z-index="3" draw:style-name="AC2-line" svg:x1="6.64cm" svg:y1="3.84cm" svg:x2="6.71cm" svg:y2="3.84cm"><text:p/>
</draw:line>
<draw:line text:anchor-type="paragraph" draw:z-index="3" draw:style-name="AC2-line" svg:x1="6.64cm" svg:y1="4.81cm" svg:x2="6.71cm" svg:y2="4.81cm"><text:p/>
</draw:line>
<text:alphabetical-index-mark text:string-value="Hébert, Ruth Ann ( - 1843)"/><draw:rect text:anchor-type="paragraph" draw:style-name="AC2-box_shadow" draw:z-index="0" draw:text-style-name="AC2-Normal" svg:width="1.37cm" svg:height="0.47cm" svg:x="6.72cm" svg:y="4.58cm">
</draw:rect>
<draw:rect text:anchor-type="paragraph" draw:style-name="AC2-box" draw:text-style-name="AC2-Normal" draw:z-index="1" svg:width="1.37cm" svg:height="0.47cm" svg:x="6.71cm" svg:y="4.57cm">
<text:p text:style-name="AC2-Normal"><text:span text:style-name="FAC2-Normal">Hébert, Ruth Ann<text:line-break/>b. <text:line-break/>m. 1840-04-04<text:line-break/>d. 1843</text:span></text:p>
</draw:rect>
<text:alphabetical-index-mark text:string-value="Garner, Howard Lane (1928-07-09 -  )"/><draw:rect text:anchor-type="paragraph" draw:style-name="AC2-box_shadow" draw:z-index="0" draw:text-style-name="AC2-Normal" svg:width="1.37cm" svg:height="0.26cm" svg:x="1.69cm" svg:y="5.04cm">
</draw:rect>
<draw:rect text:anchor-type="paragraph" draw:style-name="AC2-box" draw:text-style-name="AC2-Normal" draw:z-index="1" svg:width="1.37cm" svg:height="0.26cm" svg:x="1.68cm" svg:y="5.03cm">
<text:p text:style-name="AC2-Normal"><text:span text:style-name="FAC2-Normal">Garner, Howard Lane<text:line-break/>b. 1928-07-09</text:span></text:p>
</draw:rect>
<draw:line text:anchor-type="paragraph" draw:z-index="3" draw:style-name="AC2-line" svg:x1="3.06cm" svg:y1="5.15cm" svg:x2="3.29cm" svg:y2="5.15cm"><text:p/>
</draw:line>
<draw:line text:anchor-type="paragraph" draw:z-index="3" draw:style-name="AC2-line" svg:x1="3.29cm" svg:y1="3.39cm" svg:x2="3.29cm" svg:y2="7.09cm"><text:p/>
</draw:line>
<draw:line text:anchor-type="paragraph" draw:z-index="3" draw:style-name="AC2-line" svg:x1="3.29cm" svg:y1="3.39cm" svg:x2="3.36cm" svg:y2="3.39cm"><text:p/>
</draw:line>
<draw:line text:anchor-type="paragraph" draw:z-index="3" draw:style-name="AC2-line" svg:x1="3.29cm" svg:y1="7.09cm" svg:x2="3.36cm" svg:y2="7.09cm"><text:p/>
</draw:line>
<text:alphabetical-index-mark text:string-value="Reed, John ( - 1886-08-11)"/><draw:rect text:anchor-type="paragraph" draw:style-name="AC2-box_shadow" draw:z-index="0" draw:text-style-name="AC2-Normal" svg:width="1.37cm" svg:height="0.36cm" svg:x="6.72cm" svg:y="5.49cm">
</draw:rect>
<draw:rect text:anchor-type="paragraph" draw:style-name="AC2-box" draw:text-style-name="AC2-Normal" draw:z-index="1" svg:width="1.37cm" svg:height="0.36cm" svg:x="6.71cm" svg:y="5.48cm">
<text:p text:style-name="AC2-Normal"><text:span text:style-name="FAC2-Normal">Reed, John<text:line-break/>b. <text:line-break/>d. 1886-08-11</text:span></text:p>
</draw:rect>
<text:alphabetical-index-mark text:string-value="Reed, Francis Vincent (1857-05-02 - 1945-03-02)"/><draw:rect text:anchor-type="paragraph" draw:style-name="AC2-box_shadow" draw:z-index="0" draw:text-style-name="AC2-Normal" svg:width="1.37cm" svg:height="0.36cm" svg:x="5.05cm" svg:y="5.95cm">
</draw:rect>
<draw:rect text:anchor-type="paragraph" draw:style-name="AC2-box" draw:text-style-name="AC2-Normal" draw:z-index="1" svg:width="1.37cm" svg:height="0.36cm" svg:x="5.04cm" svg:y="5.94cm">
<text:p text:style-name="AC2-Normal"><text:span text:style-name="FAC2-Normal">Reed, Francis Vincent<text:line-break/>b. 1857-05-02<text:line-break/>d. 1945-03-02</text:span></text:p>
</draw:rect>
<draw:line text:anchor-type="paragraph" draw:z-index="3" draw:style-name="AC2-line" svg:x1="6.41cm" svg:y1="6.12cm" svg:x2="6.64cm" svg:y2="6.12cm"><text:p/>
</draw:line>
<draw:line text:anchor-type="paragraph" draw:z-index="3" draw:style-name="AC2-line" svg:x1="6.64cm" svg:y1="5.66cm" svg:x2="6.64cm" svg:y2="6.63cm"><text:p/>
</draw:line>
<draw:line text:anchor-type="paragraph" draw:z-index="3" draw:style-name="AC2-line" svg:x1="6.64cm" svg:y1="5.66cm" svg:x2="6.71cm" svg:y2="5.66cm"><text:p/>
</draw:line>
<draw:line text:anchor-type="paragraph" draw:z-index="3" draw:style-name="AC2-line" svg:x1="6.64cm" svg:y1="6.63cm" svg:x2="6.71cm" svg:y2="6.63cm"><text:p/>
</draw:line>
<text:alphabetical-index-mark text:string-value="Goodwin, Sarah ( - )"/><draw:rect text:anchor-type="paragraph" draw:style-name="AC2-box_shadow" draw:z-index="0" draw:text-style-name="AC2-Normal" svg:width="1.37cm" svg:height="0.47cm" svg:x="6.72cm" svg:y="6.40cm">
</draw:rect>
<draw:rect text:anchor-type="paragraph" draw:style-name="AC2-box" draw:text-style-name="AC2-Normal" draw:z-index="1" svg:width="1.37cm" svg:height="0.47cm" svg:x="6.71cm" svg:y="6.39cm">
<text:p text:style-name="AC2-Normal"><text:span text:style-name="FAC2-Normal">Goodwin, Sarah<text:line-break/>b. <text:line-break/>m. 1835-02-10<text:line-break/>d. </text:span></text:p>
</draw:rect>
<text:alphabetical-index-mark text:string-value="Reed, Frances Lucille (Babe) (1902-07-08 - 1988-08-09)"/><draw:rect text:anchor-type="paragraph" draw:style-name="AC2-box_shadow" draw:z-index="0" draw:text-style-name="AC2-Normal" svg:width="1.37cm" svg:height="0.47cm" svg:x="3.37cm" svg:y="6.86cm">
</draw:rect>
<draw:rect text:anchor-type="paragraph" draw:style-name="AC2-box" draw:text-style-name="AC2-Normal" draw:z-index="1" svg:width="1.37cm" svg:height="0.47cm" svg:x="3.36cm" svg:y="6.85cm">
<text:p text:style-name="AC2-Normal"><text:span text:style-name="FAC2-Normal">Reed, Frances Lucille (Babe)<text:line-break/>b. 1902-07-08<text:line-break/>m. 1921-01-03<text:line-break/>d. 1988-08-09</text:span></text:p>
</draw:rect>
<draw:line text:anchor-type="paragraph" draw:z-index="3" draw:style-name="AC2-line" svg:x1="4.73cm" svg:y1="7.09cm" svg:x2="4.96cm" svg:y2="7.09cm"><text:p/>
</draw:line>
<draw:line text:anchor-type="paragraph" draw:z-index="3" draw:style-name="AC2-line" svg:x1="4.96cm" svg:y1="6.12cm" svg:x2="4.96cm" svg:y2="8.91cm"><text:p/>
</draw:line>
<draw:line text:anchor-type="paragraph" draw:z-index="3" draw:style-name="AC2-line" svg:x1="4.96cm" svg:y1="6.12cm" svg:x2="5.04cm" svg:y2="6.12cm"><text:p/>
</draw:line>
<draw:line text:anchor-type="paragraph" draw:z-index="3" draw:style-name="AC2-line" svg:x1="4.96cm" svg:y1="8.91cm" svg:x2="5.04cm" svg:y2="8.91cm"><text:p/>
</draw:line>
<text:alphabetical-index-mark text:string-value="Тихонов, Miles? ( - )"/><draw:rect text:anchor-type="paragraph" draw:style-name="AC2-box_shadow" draw:z-index="0" draw:text-style-name="AC2-Normal" svg:width="1.37cm" svg:height="0.36cm" svg:x="8.40cm" svg:y="7.31cm">
</draw:rect>
<draw:rect text:anchor-type="paragraph" draw:style-name="AC2-box" draw:text-style-name="AC2-Normal" draw:z-index="1" svg:width="1.37cm" svg:height="0.36cm" svg:x="8.39cm" svg:y="7.30cm">
<text:p text:style-name="AC2-Normal"><text:span text:style-name="FAC2-Normal">Тихонов, Miles?<text:line-break/>b. <text:line-break/>d. </text:span></text:p>
</draw:rect>
<text:alphabetical-index-mark text:string-value="Тихонов, Moses (1827 - 1872)"/><draw:rect text:anchor-type="paragraph" draw:style-name="AC2-box_shadow" draw:z-index="0" draw:text-style-name="AC2-Normal" svg:width="1.37cm" svg:height="0.36cm" svg:x="6.72cm" svg:y="7.77cm">
</draw:rect>
<draw:rect text:anchor-type="paragraph" draw:style-name="AC2-box" draw:text-style-name="AC2-Normal" draw:z-index="1" svg:width="1.37cm" svg:height="0.36cm" svg:x="6.71cm" svg:y="7.76cm">
<text:p text:style-name="AC2-Normal"><text:span text:style-name="FAC2-Normal">Тихонов, Moses<text:line-break/>b. 1827<text:line-break/>d. 1872</text:span></text:p>
</draw:rect>
<draw:line text:anchor-type="paragraph" draw:z-index="3" draw:style-name="AC2-line" svg:x1="8.09cm" svg:y1="7.94cm" svg:x2="8.32cm" svg:y2="7.94cm"><text:p/>
</draw:line>
<draw:line text:anchor-type="paragraph" draw:z-index="3" draw:style-name="AC2-line" svg:x1="8.32cm" svg:y1="7.49cm" svg:x2="8.32cm" svg:y2="8.45cm"><text:p/>
</draw:line>
<draw:line text:anchor-type="paragraph" draw:z-index="3" draw:style-name="AC2-line" svg:x1="8.32cm" svg:y1="7.49cm" svg:x2="8.39cm" svg:y2="7.49cm"><text:p/>
</draw:line>
<draw:line text:anchor-type="paragraph" draw:z-index="3" draw:style-name="AC2-line" svg:x1="8.32cm" svg:y1="8.45cm" svg:x2="8.39cm" svg:y2="8.45cm"><text:p/>
</draw:line>
<text:alphabetical-index-mark text:string-value="Smith, Anastasia? ( - )"/><draw:rect text:anchor-type="paragraph" draw:style-name="AC2-box_shadow" draw:z-index="0" draw:text-style-name="AC2-Normal" svg:width="1.37cm" svg:height="0.47cm" svg:x="8.40cm" svg:y="8.22cm">
</draw:rect>
<draw:rect text:anchor-type="paragraph" draw:style-name="AC2-box" draw:text-style-name="AC2-Normal" draw:z-index="1" svg:width="1.37cm" svg:height="0.47cm" svg:x="8.39cm" svg:y="8.21cm">
<text:p text:style-name="AC2-Normal"><text:span text:style-name="FAC2-Normal">Smith, Anastasia?<text:line-break/>b. <text:line-break/>m. <text:line-break/>d. </text:span></text:p>
</draw:rect>
<text:alphabetical-index-mark text:string-value="Тихонов, Catherine Virginia (1864-01-27 - 1903-11-27)"/><draw:rect text:anchor-type="paragraph" draw:style-name="AC2-box_shadow" draw:z-index="0" draw:text-style-name="AC2-Normal" svg:width="1.37cm" svg:height="0.47cm" svg:x="5.05cm" svg:y="8.68cm">
</draw:rect>
<draw:rect text:anchor-type="paragraph" draw:style-name="AC2-box" draw:text-style-name="AC2-Normal" draw:z-index="1" svg:width="1.37cm" svg:height="0.47cm" svg:x="5.04cm" svg:y="8.67cm">
<text:p text:style-name="AC2-Normal"><text:span text:style-name="FAC2-Normal">Тихонов, Catherine Virginia<text:line-break/>b. 1864-01-27<text:line-break/>m. 1883-09-12<text:line-break/>d. 1903-11-27</text:span></text:p>
</draw:rect>
<draw:line text:anchor-type="paragraph" draw:z-index="3" draw:style-name="AC2-line" svg:x1="6.41cm" svg:y1="8.91cm" svg:x2="6.64cm" svg:y2="8.91cm"><text:p/>
</draw:line>
<draw:line text:anchor-type="paragraph" draw:z-index="3" draw:style-name="AC2-line" svg:x1="6.64cm" svg:y1="7.94cm" svg:x2="6.64cm" svg:y2="9.82cm"><text:p/>
</draw:line>
<draw:line text:anchor-type="paragraph" draw:z-index="3" draw:style-name="AC2-line" svg:x1="6.64cm" svg:y1="7.94cm" svg:x2="6.71cm" svg:y2="7.94cm"><text:p/>
</draw:line>
<draw:line text:anchor-type="paragraph" draw:z-index="3" draw:style-name="AC2-line" svg:x1="6.64cm" svg:y1="9.82cm" svg:x2="6.71cm" svg:y2="9.82cm"><text:p/>
</draw:line>
<text:alphabetical-index-mark text:string-value="Howell, John ( - )"/><draw:rect text:anchor-type="paragraph" draw:style-name="AC2-box_shadow" draw:z-index="0" draw:text-style-name="AC2-Normal" svg:width="1.37cm" svg:height="0.36cm" svg:x="8.40cm" svg:y="9.14cm">
</draw:rect>
<draw:rect text:anchor-type="paragraph" draw:style-name="AC2-box" draw:text-style-name="AC2-Normal" draw:z-index="1" svg:width="1.37cm" svg:height="0.36cm" svg:x="8.39cm" svg:y="9.13cm">
<text:p text:style-name="AC2-Normal"><text:span text:style-name="FAC2-Normal">Howell, John<text:line-break/>b. <text:line-break/>d. </text:span></text:p>
</draw:rect>
<text:alphabetical-index-mark text:string-value="Holt, Bridget (1829-12-00 - 1904-02-14)"/><draw:rect text:anchor-type="paragraph" draw:style-name="AC2-box_shadow" draw:z-index="0" draw:text-style-name="AC2-Normal" svg:width="1.37cm" svg:height="0.47cm" svg:x="6.72cm" svg:y="9.59cm">
</draw:rect>
<draw:rect text:anchor-type="paragraph" draw:style-name="AC2-box" draw:text-style-name="AC2-Normal" draw:z-index="1" svg:width="1.37cm" svg:height="0.47cm" svg:x="6.71cm" svg:y="9.58cm">
<text:p text:style-name="AC2-Normal"><text:span text:style-name="FAC2-Normal">Holt, Bridget<text:line-break/>b. 1829-12-00<text:line-break/>m. 1854-02-04<text:line-break/>d. 1904-02-14</text:span></text:p>
</draw:rect>
<draw:line text:anchor-type="paragraph" draw:z-index="3" draw:style-name="AC2-line" svg:x1="8.09cm" svg:y1="9.82cm" svg:x2="8.32cm" svg:y2="9.82cm"><text:p/>
</draw:line>
<draw:line text:anchor-type="paragraph" draw:z-index="3" draw:style-name="AC2-line" svg:x1="8.32cm" svg:y1="9.31cm" svg:x2="8.32cm" svg:y2="10.27cm"><text:p/>
</draw:line>
<draw:line text:anchor-type="paragraph" draw:z-index="3" draw:style-name="AC2-line" svg:x1="8.32cm" svg:y1="9.31cm" svg:x2="8.39cm" svg:y2="9.31cm"><text:p/>
</draw:line>
<draw:line text:anchor-type="paragraph" draw:z-index="3" draw:style-name="AC2-line" svg:x1="8.32cm" svg:y1="10.27cm" svg:x2="8.39cm" svg:y2="10.27cm"><text:p/>
</draw:line>
<text:alphabetical-index-mark text:string-value="Yates, Sarah ( - )"/><draw:rect text:anchor-type="paragraph" draw:style-name="AC2-box_shadow" draw:z-index="0" draw:text-style-name="AC2-Normal" svg:width="1.37cm" svg:height="0.47cm" svg:x="8.40cm" svg:y="10.05cm">
</draw:rect>
<draw:rect text:anchor-type="paragraph" draw:style-name="AC2-box" draw:text-style-name="AC2-Normal" draw:z-index="1" svg:width="1.37cm" svg:height="0.47cm" svg:x="8.39cm" svg:y="10.04cm">
<text:p text:style-name="AC2-Normal"><text:span text:style-name="FAC2-Normal">Yates, Sarah<text:line-break/>b. <text:line-break/>m. <text:line-break/>d. </text:span></text:p>
</draw:rect>
<text:alphabetical-index-mark text:string-value="Garner, Rita Marie (1952-09-07 -  )"/><draw:rect text:anchor-type="paragraph" draw:style-name="AC2-box_shadow" draw:z-index="0" draw:text-style-name="AC2-Normal" svg:width="1.37cm" svg:height="0.26cm" svg:x="0.02cm" svg:y="10.50cm">
</draw:rect>
<draw:rect text:anchor-type="paragraph" draw:style-name="AC2-box" draw:text-style-name="AC2-Normal" draw:z-index="1" svg:width="1.37cm" svg:height="0.26cm" svg:x="0.01cm" svg:y="10.49cm">
<text:p text:style-name="AC2-Normal"><text:span text:style-name="FAC2-Normal">Garner, Rita Marie<text:line-break/>b. 1952-09-07</text:span></text:p>
</draw:rect>
<draw:line text:anchor-type="paragraph" draw:z-index="3" draw:style-name="AC2-line" svg:x1="1.38cm" svg:y1="10.62cm" svg:x2="1.61cm" svg:y2="10.62cm"><text:p/>
</draw:line>
<draw:line text:anchor-type="paragraph" draw:z-index="3" draw:style-name="AC2-line" svg:x1="1.61cm" svg:y1="5.15cm" svg:x2="1.61cm" svg:y2="17.05cm"><text:p/>
</draw:line>
<draw:line text:anchor-type="paragraph" draw:z-index="3" draw:style-name="AC2-line" svg:x1="1.61cm" svg:y1="5.15cm" svg:x2="1.68cm" svg:y2="5.15cm"><text:p/>
</draw:line>
<draw:line text:anchor-type="paragraph" draw:z-index="3" draw:style-name="AC2-line" svg:x1="1.61cm" svg:y1="17.05cm" svg:x2="1.68cm" svg:y2="17.05cm"><text:p/>
</draw:line>
<text:alphabetical-index-mark text:string-value="Schultz, John ( - 1860)"/><draw:rect text:anchor-type="paragraph" draw:style-name="AC2-box_shadow" draw:z-index="0" draw:text-style-name="AC2-Normal" svg:width="1.37cm" svg:height="0.36cm" svg:x="8.40cm" svg:y="10.96cm">
</draw:rect>
<draw:rect text:anchor-type="paragraph" draw:style-name="AC2-box" draw:text-style-name="AC2-Normal" draw:z-index="1" svg:width="1.37cm" svg:height="0.36cm" svg:x="8.39cm" svg:y="10.95cm">
<text:p text:style-name="AC2-Normal"><text:span text:style-name="FAC2-Normal">Schultz, John<text:line-break/>b. <text:line-break/>d. 1860</text:span></text:p>
</draw:rect>
<text:alphabetical-index-mark text:string-value="Marín, Alfred Franklin(Frank) ( - 1864-12-25)"/><draw:rect text:anchor-type="paragraph" draw:style-name="AC2-box_shadow" draw:z-index="0" draw:text-style-name="AC2-Normal" svg:width="1.37cm" svg:height="0.36cm" svg:x="6.72cm" svg:y="11.41cm">
</draw:rect>
<draw:rect text:anchor-type="paragraph" draw:style-name="AC2-box" draw:text-style-name="AC2-Normal" draw:z-index="1" svg:width="1.37cm" svg:height="0.36cm" svg:x="6.71cm" svg:y="11.40cm">
<text:p text:style-name="AC2-Normal"><text:span text:style-name="FAC2-Normal">Marín, Alfred Franklin(Frank)<text:line-break/>b. <text:line-break/>d. 1864-12-25</text:span></text:p>
</draw:rect>
<draw:line text:anchor-type="paragraph" draw:z-index="3" draw:style-name="AC2-line" svg:x1="8.09cm" svg:y1="11.59cm" svg:x2="8.32cm" svg:y2="11.59cm"><text:p/>
</draw:line>
<draw:line text:anchor-type="paragraph" draw:z-index="3" draw:style-name="AC2-line" svg:x1="8.32cm" svg:y1="11.13cm" svg:x2="8.32cm" svg:y2="12.10cm"><text:p/>
</draw:line>
<draw:line text:anchor-type="paragraph" draw:z-index="3" draw:style-name="AC2-line" svg:x1="8.32cm" svg:y1="11.13cm" svg:x2="8.39cm" svg:y2="11.13cm"><text:p/>
</draw:line>
<draw:line text:anchor-type="paragraph" draw:z-index="3" draw:style-name="AC2-line" svg:x1="8.32cm" svg:y1="12.10cm" svg:x2="8.39cm" svg:y2="12.10cm"><text:p/>
</draw:line>
<text:alphabetical-index-mark text:string-value="Payne, Jane Coppage ( - 1873-06-07)"/><draw:rect text:anchor-type="paragraph" draw:style-name="AC2-box_shadow" draw:z-index="0" draw:text-style-name="AC2-Normal" svg:width="1.37cm" svg:height="0.47cm" svg:x="8.40cm" svg:y="11.87cm">
</draw:rect>
<draw:rect text:anchor-type="paragraph" draw:style-name="AC2-box" draw:text-style-name="AC2-Normal" draw:z-index="1" svg:width="1.37cm" svg:height="0.47cm" svg:x="8.39cm" svg:y="11.86cm">
<text:p text:style-name="AC2-Normal"><text:span text:style-name="FAC2-Normal">Payne, Jane Coppage<text:line-break/>b. <text:line-break/>m. 1811-06-21<text:line-break/>d. 1873-06-07</text:span></text:p>
</draw:rect>
<text:alphabetical-index-mark text:string-value="Marín, Moses Wallace (1862-04-08 - 1909-08-08)"/><draw:rect text:anchor-type="paragraph" draw:style-name="AC2-box_shadow" draw:z-index="0" draw:text-style-name="AC2-Normal" svg:width="1.37cm" svg:height="0.36cm" svg:x="5.05cm" svg:y="12.32cm">
</draw:rect>
<draw:rect text:anchor-type="paragraph" draw:style-name="AC2-box" draw:text-style-name="AC2-Normal" draw:z-index="1" svg:width="1.37cm" svg:height="0.36cm" svg:x="5.04cm" svg:y="12.31cm">
<text:p text:style-name="AC2-Normal"><text:span text:style-name="FAC2-Normal">Marín, Moses Wallace<text:line-break/>b. 1862-04-08<text:line-break/>d. 1909-08-08</text:span></text:p>
</draw:rect>
<draw:line text:anchor-type="paragraph" draw:z-index="3" draw:style-name="AC2-line" svg:x1="6.41cm" svg:y1="12.50cm" svg:x2="6.64cm" svg:y2="12.50cm"><text:p/>
</draw:line>
<draw:line text:anchor-type="paragraph" draw:z-index="3" draw:style-name="AC2-line" svg:x1="6.64cm" svg:y1="11.59cm" svg:x2="6.64cm" svg:y2="13.46cm"><text:p/>
</draw:line>
<draw:line text:anchor-type="paragraph" draw:z-index="3" draw:style-name="AC2-line" svg:x1="6.64cm" svg:y1="11.59cm" svg:x2="6.71cm" svg:y2="11.59cm"><text:p/>
</draw:line>
<draw:line text:anchor-type="paragraph" draw:z-index="3" draw:style-name="AC2-line" svg:x1="6.64cm" svg:y1="13.46cm" svg:x2="6.71cm" svg:y2="13.46cm"><text:p/>
</draw:line>
<text:alphabetical-index-mark text:string-value="Floyd, John S. (1802 - 1893)"/><draw:rect text:anchor-type="paragraph" draw:style-name="AC2-box_shadow" draw:z-index="0" draw:text-style-name="AC2-Normal" svg:width="1.37cm" svg:height="0.36cm" svg:x="8.40cm" svg:y="12.78cm">
</draw:rect>
<draw:rect text:anchor-type="paragraph" draw:style-name="AC2-box" draw:text-style-name="AC2-Normal" draw:z-index="1" svg:width="1.37cm" svg:height="0.36cm" svg:x="8.39cm" svg:y="12.77cm">
<text:p text:style-name="AC2-Normal"><text:span text:style-name="FAC2-Normal">Floyd, John S.<text:line-break/>b. 1802<text:line-break/>d. 1893</text:span></text:p>
</draw:rect>
<text:alphabetical-index-mark text:string-value="Floyd, Martha Frances &quot;Fannie&quot; (1843-05-13 - 1913-04-17)"/><draw:rect text:anchor-type="paragraph" draw:style-name="AC2-box_shadow" draw:z-index="0" draw:text-style-name="AC2-Normal" svg:width="1.37cm" svg:height="0.47cm" svg:x="6.72cm" svg:y="13.24cm">
</draw:rect>
<draw:rect text:anchor-type="paragraph" draw:style-name="AC2-box" draw:text-style-name="AC2-Normal" draw:z-index="1" svg:width="1.37cm" svg:height="0.47cm" svg:x="6.71cm" svg:y="13.22cm">
<text:p text:style-name="AC2-Normal"><text:span text:style-name="FAC2-Normal">Floyd, Martha Frances "Fannie"<text:line-break/>b. 1843-05-13<text:line-break/>m. 1860-10-00<text:line-break/>d. 1913-04-17</text:span></text:p>
</draw:rect>
<draw:line text:anchor-type="paragraph" draw:z-index="3" draw:style-name="AC2-line" svg:x1="8.09cm" svg:y1="13.46cm" svg:x2="8.32cm" svg:y2="13.46cm"><text:p/>
</draw:line>
<draw:line text:anchor-type="paragraph" draw:z-index="3" draw:style-name="AC2-line" svg:x1="8.32cm" svg:y1="12.95cm" svg:x2="8.32cm" svg:y2="13.92cm"><text:p/>
</draw:line>
<draw:line text:anchor-type="paragraph" draw:z-index="3" draw:style-name="AC2-line" svg:x1="8.32cm" svg:y1="12.95cm" svg:x2="8.39cm" svg:y2="12.95cm"><text:p/>
</draw:line>
<draw:line text:anchor-type="paragraph" draw:z-index="3" draw:style-name="AC2-line" svg:x1="8.32cm" svg:y1="13.92cm" svg:x2="8.39cm" svg:y2="13.92cm"><text:p/>
</draw:line>
<text:alphabetical-index-mark text:string-value="Coleman, Mary (1812 - )"/><draw:rect text:anchor-type="paragraph" draw:style-name="AC2-box_shadow" draw:z-index="0" draw:text-style-name="AC2-Normal" svg:width="1.37cm" svg:height="0.47cm" svg:x="8.40cm" svg:y="13.69cm">
</draw:rect>
<draw:rect text:anchor-type="paragraph" draw:style-name="AC2-box" draw:text-style-name="AC2-Normal" draw:z-index="1" svg:width="1.37cm" svg:height="0.47cm" svg:x="8.39cm" svg:y="13.68cm">
<text:p text:style-name="AC2-Normal"><text:span text:style-name="FAC2-Normal">Coleman, Mary<text:line-break/>b. 1812<text:line-break/>m. 1830-12-10<text:line-break/>d. </text:span></text:p>
</draw:rect>
<text:alphabetical-index-mark text:string-value="Marín, Walter Matthew (1893-12-29 - 1969-01-16)"/><draw:rect text:anchor-type="paragraph" draw:style-name="AC2-box_shadow" draw:z-index="0" draw:text-style-name="AC2-Normal" svg:width="1.37cm" svg:height="0.36cm" svg:x="3.37cm" svg:y="14.15cm">
</draw:rect>
<draw:rect text:anchor-type="paragraph" draw:style-name="AC2-box" draw:text-style-name="AC2-Normal" draw:z-index="1" svg:width="1.37cm" svg:height="0.36cm" svg:x="3.36cm" svg:y="14.14cm">
<text:p text:style-name="AC2-Normal"><text:span text:style-name="FAC2-Normal">Marín, Walter Matthew<text:line-break/>b. 1893-12-29<text:line-break/>d. 1969-01-16</text:span></text:p>
</draw:rect>
<draw:line text:anchor-type="paragraph" draw:z-index="3" draw:style-name="AC2-line" svg:x1="4.73cm" svg:y1="14.32cm" svg:x2="4.96cm" svg:y2="14.32cm"><text:p/>
</draw:line>
<draw:line text:anchor-type="paragraph" draw:z-index="3" draw:style-name="AC2-line" svg:x1="4.96cm" svg:y1="12.50cm" svg:x2="4.96cm" svg:y2="16.19cm"><text:p/>
</draw:line>
<draw:line text:anchor-type="paragraph" draw:z-index="3" draw:style-name="AC2-line" svg:x1="4.96cm" svg:y1="12.50cm" svg:x2="5.04cm" svg:y2="12.50cm"><text:p/>
</draw:line>
<draw:line text:anchor-type="paragraph" draw:z-index="3" draw:style-name="AC2-line" svg:x1="4.96cm" svg:y1="16.19cm" svg:x2="5.04cm" svg:y2="16.19cm"><text:p/>
</draw:line>
<text:alphabetical-index-mark text:string-value="Fernandez, Thomas (1787 - )"/><draw:rect text:anchor-type="paragraph" draw:style-name="AC2-box_shadow" draw:z-index="0" draw:text-style-name="AC2-Normal" svg:width="1.37cm" svg:height="0.36cm" svg:x="8.40cm" svg:y="14.60cm">
</draw:rect>
<draw:rect text:anchor-type="paragraph" draw:style-name="AC2-box" draw:text-style-name="AC2-Normal" draw:z-index="1" svg:width="1.37cm" svg:height="0.36cm" svg:x="8.39cm" svg:y="14.59cm">
<text:p text:style-name="AC2-Normal"><text:span text:style-name="FAC2-Normal">Fernandez, Thomas<text:line-break/>b. 1787<text:line-break/>d. </text:span></text:p>
</draw:rect>
<text:alphabetical-index-mark text:string-value="Fernandez, Thomas (1825-11-27 - 1902-11-26)"/><draw:rect text:anchor-type="paragraph" draw:style-name="AC2-box_shadow" draw:z-index="0" draw:text-style-name="AC2-Normal" svg:width="1.37cm" svg:height="0.36cm" svg:x="6.72cm" svg:y="15.06cm">
</draw:rect>
<draw:rect text:anchor-type="paragraph" draw:style-name="AC2-box" draw:text-style-name="AC2-Normal" draw:z-index="1" svg:width="1.37cm" svg:height="0.36cm" svg:x="6.71cm" svg:y="15.05cm">
<text:p text:style-name="AC2-Normal"><text:span text:style-name="FAC2-Normal">Fernandez, Thomas<text:line-break/>b. 1825-11-27<text:line-break/>d. 1902-11-26</text:span></text:p>
</draw:rect>
<draw:line text:anchor-type="paragraph" draw:z-index="3" draw:style-name="AC2-line" svg:x1="8.09cm" svg:y1="15.23cm" svg:x2="8.32cm" svg:y2="15.23cm"><text:p/>
</draw:line>
<draw:line text:anchor-type="paragraph" draw:z-index="3" draw:style-name="AC2-line" svg:x1="8.32cm" svg:y1="14.77cm" svg:x2="8.32cm" svg:y2="15.74cm"><text:p/>
</draw:line>
<draw:line text:anchor-type="paragraph" draw:z-index="3" draw:style-name="AC2-line" svg:x1="8.32cm" svg:y1="14.77cm" svg:x2="8.39cm" svg:y2="14.77cm"><text:p/>
</draw:line>
<draw:line text:anchor-type="paragraph" draw:z-index="3" draw:style-name="AC2-line" svg:x1="8.32cm" svg:y1="15.74cm" svg:x2="8.39cm" svg:y2="15.74cm"><text:p/>
</draw:line>
<text:alphabetical-index-mark text:string-value="Holloway, Sarah (1795-09-10 - )"/><draw:rect text:anchor-type="paragraph" draw:style-name="AC2-box_shadow" draw:z-index="0" draw:text-style-name="AC2-Normal" svg:width="1.37cm" svg:height="0.47cm" svg:x="8.40cm" svg:y="15.51cm">
</draw:rect>
<draw:rect text:anchor-type="paragraph" draw:style-name="AC2-box" draw:text-style-name="AC2-Normal" draw:z-index="1" svg:width="1.37cm" svg:height="0.47cm" svg:x="8.39cm" svg:y="15.50cm">
<text:p text:style-name="AC2-Normal"><text:span text:style-name="FAC2-Normal">Holloway, Sarah<text:line-break/>b. 1795-09-10<text:line-break/>m. 1820-02-13<text:line-break/>d. </text:span></text:p>
</draw:rect>
<text:alphabetical-index-mark text:string-value="Landry, Eleanor (Nellie) Therese (1864-12-00 - 1935-12-12)"/><draw:rect text:anchor-type="paragraph" draw:style-name="AC2-box_shadow" draw:z-index="0" draw:text-style-name="AC2-Normal" svg:width="1.37cm" svg:height="0.47cm" svg:x="5.05cm" svg:y="15.97cm">
</draw:rect>
<draw:rect text:anchor-type="paragraph" draw:style-name="AC2-box" draw:text-style-name="AC2-Normal" draw:z-index="1" svg:width="1.37cm" svg:height="0.47cm" svg:x="5.04cm" svg:y="15.96cm">
<text:p text:style-name="AC2-Normal"><text:span text:style-name="FAC2-Normal">Landry, Eleanor (Nellie) Therese<text:line-break/>b. 1864-12-00<text:line-break/>m. 1885-10-15<text:line-break/>d. 1935-12-12</text:span></text:p>
</draw:rect>
<draw:line text:anchor-type="paragraph" draw:z-index="3" draw:style-name="AC2-line" svg:x1="6.41cm" svg:y1="16.19cm" svg:x2="6.64cm" svg:y2="16.19cm"><text:p/>
</draw:line>
<draw:line text:anchor-type="paragraph" draw:z-index="3" draw:style-name="AC2-line" svg:x1="6.64cm" svg:y1="15.23cm" svg:x2="6.64cm" svg:y2="16.65cm"><text:p/>
</draw:line>
<draw:line text:anchor-type="paragraph" draw:z-index="3" draw:style-name="AC2-line" svg:x1="6.64cm" svg:y1="15.23cm" svg:x2="6.71cm" svg:y2="15.23cm"><text:p/>
</draw:line>
<draw:line text:anchor-type="paragraph" draw:z-index="3" draw:style-name="AC2-line" svg:x1="6.64cm" svg:y1="16.65cm" svg:x2="6.71cm" svg:y2="16.65cm"><text:p/>
</draw:line>
<text:alphabetical-index-mark text:string-value="Ortega, Catherine (1843 - 1876)"/><draw:rect text:anchor-type="paragraph" draw:style-name="AC2-box_shadow" draw:z-index="0" draw:text-style-name="AC2-Normal" svg:width="1.37cm" svg:height="0.47cm" svg:x="6.72cm" svg:y="16.42cm">
</draw:rect>
<draw:rect text:anchor-type="paragraph" draw:style-name="AC2-box" draw:text-style-name="AC2-Normal" draw:z-index="1" svg:width="1.37cm" svg:height="0.47cm" svg:x="6.71cm" svg:y="16.41cm">
<text:p text:style-name="AC2-Normal"><text:span text:style-name="FAC2-Normal">Ortega, Catherine<text:line-break/>b. 1843<text:line-break/>m. 1863-04-27<text:line-break/>d. 1876</text:span></text:p>
</draw:rect>
<text:alphabetical-index-mark text:string-value="Marín, Mary Anne (1927-01-13 -  )"/><draw:rect text:anchor-type="paragraph" draw:style-name="AC2-box_shadow" draw:z-index="0" draw:text-style-name="AC2-Normal" svg:width="1.37cm" svg:height="0.36cm" svg:x="1.69cm" svg:y="16.88cm">
</draw:rect>
<draw:rect text:anchor-type="paragraph" draw:style-name="AC2-box" draw:text-style-name="AC2-Normal" draw:z-index="1" svg:width="1.37cm" svg:height="0.36cm" svg:x="1.68cm" svg:y="16.87cm">
<text:p text:style-name="AC2-Normal"><text:span text:style-name="FAC2-Normal">Marín, Mary Anne<text:line-break/>b. 1927-01-13<text:line-break/>m. 1948-02-02</text:span></text:p>
</draw:rect>
<draw:line text:anchor-type="paragraph" draw:z-index="3" draw:style-name="AC2-line" svg:x1="3.06cm" svg:y1="17.05cm" svg:x2="3.29cm" svg:y2="17.05cm"><text:p/>
</draw:line>
<draw:line text:anchor-type="paragraph" draw:z-index="3" draw:style-name="AC2-line" svg:x1="3.29cm" svg:y1="14.32cm" svg:x2="3.29cm" svg:y2="19.84cm"><text:p/>
</draw:line>
<draw:line text:anchor-type="paragraph" draw:z-index="3" draw:style-name="AC2-line" svg:x1="3.29cm" svg:y1="14.32cm" svg:x2="3.36cm" svg:y2="14.32cm"><text:p/>
</draw:line>
<draw:line text:anchor-type="paragraph" draw:z-index="3" draw:style-name="AC2-line" svg:x1="3.29cm" svg:y1="19.84cm" svg:x2="3.36cm" svg:y2="19.84cm"><text:p/>
</draw:line>
<text:alphabetical-index-mark text:string-value="Boucher, David ( - )"/><draw:rect text:anchor-type="paragraph" draw:style-name="AC2-box_shadow" draw:z-index="0" draw:text-style-name="AC2-Normal" svg:width="1.37cm" svg:height="0.36cm" svg:x="8.40cm" svg:y="17.33cm">
</draw:rect>
<draw:rect text:anchor-type="paragraph" draw:style-name="AC2-box" draw:text-style-name="AC2-Normal" draw:z-index="1" svg:width="1.37cm" svg:height="0.36cm" svg:x="8.39cm" svg:y="17.32cm">
<text:p text:style-name="AC2-Normal"><text:span text:style-name="FAC2-Normal">Boucher, David<text:line-break/>b. <text:line-break/>d. </text:span></text:p>
</draw:rect>
<text:alphabetical-index-mark text:string-value="Boucher, Michael (1820 - 1859-01-09)"/><draw:rect text:anchor-type="paragraph" draw:style-name="AC2-box_shadow" draw:z-index="0" draw:text-style-name="AC2-Normal" svg:width="1.37cm" svg:height="0.36cm" svg:x="6.72cm" svg:y="17.79cm">
</draw:rect>
<draw:rect text:anchor-type="paragraph" draw:style-name="AC2-box" draw:text-style-name="AC2-Normal" draw:z-index="1" svg:width="1.37cm" svg:height="0.36cm" svg:x="6.71cm" svg:y="17.78cm">
<text:p text:style-name="AC2-Normal"><text:span text:style-name="FAC2-Normal">Boucher, Michael<text:line-break/>b. 1820<text:line-break/>d. 1859-01-09</text:span></text:p>
</draw:rect>
<draw:line text:anchor-type="paragraph" draw:z-index="3" draw:style-name="AC2-line" svg:x1="8.09cm" svg:y1="17.96cm" svg:x2="8.32cm" svg:y2="17.96cm"><text:p/>
</draw:line>
<draw:line text:anchor-type="paragraph" draw:z-index="3" draw:style-name="AC2-line" svg:x1="8.32cm" svg:y1="17.51cm" svg:x2="8.32cm" svg:y2="18.47cm"><text:p/>
</draw:line>
<draw:line text:anchor-type="paragraph" draw:z-index="3" draw:style-name="AC2-line" svg:x1="8.32cm" svg:y1="17.51cm" svg:x2="8.39cm" svg:y2="17.51cm"><text:p/>
</draw:line>
<draw:line text:anchor-type="paragraph" draw:z-index="3" draw:style-name="AC2-line" svg:x1="8.32cm" svg:y1="18.47cm" svg:x2="8.39cm" svg:y2="18.47cm"><text:p/>
</draw:line>
<text:alphabetical-index-mark text:string-value="Morrison, Nancy ( - )"/><draw:rect text:anchor-type="paragraph" draw:style-name="AC2-box_shadow" draw:z-index="0" draw:text-style-name="AC2-Normal" svg:width="1.37cm" svg:height="0.47cm" svg:x="8.40cm" svg:y="18.25cm">
</draw:rect>
<draw:rect text:anchor-type="paragraph" draw:style-name="AC2-box" draw:text-style-name="AC2-Normal" draw:z-index="1" svg:width="1.37cm" svg:height="0.47cm" svg:x="8.39cm" svg:y="18.24cm">
<text:p text:style-name="AC2-Normal"><text:span text:style-name="FAC2-Normal">Morrison, Nancy<text:line-break/>b. <text:line-break/>m. 1810<text:line-break/>d. </text:span></text:p>
</draw:rect>
<text:alphabetical-index-mark text:string-value="Boucher, William Bernard (1854-01-25 - 1928-12-27)"/><draw:rect text:anchor-type="paragraph" draw:style-name="AC2-box_shadow" draw:z-index="0" draw:text-style-name="AC2-Normal" svg:width="1.37cm" svg:height="0.36cm" svg:x="5.05cm" svg:y="18.70cm">
</draw:rect>
<draw:rect text:anchor-type="paragraph" draw:style-name="AC2-box" draw:text-style-name="AC2-Normal" draw:z-index="1" svg:width="1.37cm" svg:height="0.36cm" svg:x="5.04cm" svg:y="18.69cm">
<text:p text:style-name="AC2-Normal"><text:span text:style-name="FAC2-Normal">Boucher, William Bernard<text:line-break/>b. 1854-01-25<text:line-break/>d. 1928-12-27</text:span></text:p>
</draw:rect>
<draw:line text:anchor-type="paragraph" draw:z-index="3" draw:style-name="AC2-line" svg:x1="6.41cm" svg:y1="18.87cm" svg:x2="6.64cm" svg:y2="18.87cm"><text:p/>
</draw:line>
<draw:line text:anchor-type="paragraph" draw:z-index="3" draw:style-name="AC2-line" svg:x1="6.64cm" svg:y1="17.96cm" svg:x2="6.64cm" svg:y2="19.38cm"><text:p/>
</draw:line>
<draw:line text:anchor-type="paragraph" draw:z-index="3" draw:style-name="AC2-line" svg:x1="6.64cm" svg:y1="17.96cm" svg:x2="6.71cm" svg:y2="17.96cm"><text:p/>
</draw:line>
<draw:line text:anchor-type="paragraph" draw:z-index="3" draw:style-name="AC2-line" svg:x1="6.64cm" svg:y1="19.38cm" svg:x2="6.71cm" svg:y2="19.38cm"><text:p/>
</draw:line>
<text:alphabetical-index-mark text:string-value="Boucher, Honora (1824 - 1895-02-09)"/><draw:rect text:anchor-type="paragraph" draw:style-name="AC2-box_shadow" draw:z-index="0" draw:text-style-name="AC2-Normal" svg:width="1.37cm" svg:height="0.47cm" svg:x="6.72cm" svg:y="19.16cm">
</draw:rect>
<draw:rect text:anchor-type="paragraph" draw:style-name="AC2-box" draw:text-style-name="AC2-Normal" draw:z-index="1" svg:width="1.37cm" svg:height="0.47cm" svg:x="6.71cm" svg:y="19.15cm">
<text:p text:style-name="AC2-Normal"><text:span text:style-name="FAC2-Normal">Boucher, Honora<text:line-break/>b. 1824<text:line-break/>m. <text:line-break/>d. 1895-02-09</text:span></text:p>
</draw:rect>
<text:alphabetical-index-mark text:string-value="Boucher, Mary Cecilia (1890-02-17 - 1945-06-03)"/><draw:rect text:anchor-type="paragraph" draw:style-name="AC2-box_shadow" draw:z-index="0" draw:text-style-name="AC2-Normal" svg:width="1.37cm" svg:height="0.47cm" svg:x="3.37cm" svg:y="19.61cm">
</draw:rect>
<draw:rect text:anchor-type="paragraph" draw:style-name="AC2-box" draw:text-style-name="AC2-Normal" draw:z-index="1" svg:width="1.37cm" svg:height="0.47cm" svg:x="3.36cm" svg:y="19.60cm">
<text:p text:style-name="AC2-Normal"><text:span text:style-name="FAC2-Normal">Boucher, Mary Cecilia<text:line-break/>b. 1890-02-17<text:line-break/>m. 1920-06-23<text:line-break/>d. 1945-06-03</text:span></text:p>
</draw:rect>
<draw:line text:anchor-type="paragraph" draw:z-index="3" draw:style-name="AC2-line" svg:x1="4.73cm" svg:y1="19.84cm" svg:x2="4.96cm" svg:y2="19.84cm"><text:p/>
</draw:line>
<draw:line text:anchor-type="paragraph" draw:z-index="3" draw:style-name="AC2-line" svg:x1="4.96cm" svg:y1="18.87cm" svg:x2="4.96cm" svg:y2="21.66cm"><text:p/>
</draw:line>
<draw:line text:anchor-type="paragraph" draw:z-index="3" draw:style-name="AC2-line" svg:x1="4.96cm" svg:y1="18.87cm" svg:x2="5.04cm" svg:y2="18.87cm"><text:p/>
</draw:line>
<draw:line text:anchor-type="paragraph" draw:z-index="3" draw:style-name="AC2-line" svg:x1="4.96cm" svg:y1="21.66cm" svg:x2="5.04cm" svg:y2="21.66cm"><text:p/>
</draw:line>
<text:alphabetical-index-mark text:string-value="Reeves, John ( - )"/><draw:rect text:anchor-type="paragraph" draw:style-name="AC2-box_shadow" draw:z-index="0" draw:text-style-name="AC2-Normal" svg:width="1.37cm" svg:height="0.36cm" svg:x="8.40cm" svg:y="20.07cm">
</draw:rect>
<draw:rect text:anchor-type="paragraph" draw:style-name="AC2-box" draw:text-style-name="AC2-Normal" draw:z-index="1" svg:width="1.37cm" svg:height="0.36cm" svg:x="8.39cm" svg:y="20.06cm">
<text:p text:style-name="AC2-Normal"><text:span text:style-name="FAC2-Normal">Reeves, John<text:line-break/>b. <text:line-break/>d. </text:span></text:p>
</draw:rect>
<text:alphabetical-index-mark text:string-value="Reeves, James (1819-03-24 - 1897-07-11)"/><draw:rect text:anchor-type="paragraph" draw:style-name="AC2-box_shadow" draw:z-index="0" draw:text-style-name="AC2-Normal" svg:width="1.37cm" svg:height="0.36cm" svg:x="6.72cm" svg:y="20.52cm">
</draw:rect>
<draw:rect text:anchor-type="paragraph" draw:style-name="AC2-box" draw:text-style-name="AC2-Normal" draw:z-index="1" svg:width="1.37cm" svg:height="0.36cm" svg:x="6.71cm" svg:y="20.51cm">
<text:p text:style-name="AC2-Normal"><text:span text:style-name="FAC2-Normal">Reeves, James<text:line-break/>b. 1819-03-24<text:line-break/>d. 1897-07-11</text:span></text:p>
</draw:rect>
<draw:line text:anchor-type="paragraph" draw:z-index="3" draw:style-name="AC2-line" svg:x1="8.09cm" svg:y1="20.69cm" svg:x2="8.32cm" svg:y2="20.69cm"><text:p/>
</draw:line>
<draw:line text:anchor-type="paragraph" draw:z-index="3" draw:style-name="AC2-line" svg:x1="8.32cm" svg:y1="20.24cm" svg:x2="8.32cm" svg:y2="21.20cm"><text:p/>
</draw:line>
<draw:line text:anchor-type="paragraph" draw:z-index="3" draw:style-name="AC2-line" svg:x1="8.32cm" svg:y1="20.24cm" svg:x2="8.39cm" svg:y2="20.24cm"><text:p/>
</draw:line>
<draw:line text:anchor-type="paragraph" draw:z-index="3" draw:style-name="AC2-line" svg:x1="8.32cm" svg:y1="21.20cm" svg:x2="8.39cm" svg:y2="21.20cm"><text:p/>
</draw:line>
<text:alphabetical-index-mark text:string-value="McCarthy, Mary ( - )"/><draw:rect text:anchor-type="paragraph" draw:style-name="AC2-box_shadow" draw:z-index="0" draw:text-style-name="AC2-Normal" svg:width="1.37cm" svg:height="0.47cm" svg:x="8.40cm" svg:y="20.98cm">
</draw:rect>
<draw:rect text:anchor-type="paragraph" draw:style-name="AC2-box" draw:text-style-name="AC2-Normal" draw:z-index="1" svg:width="1.37cm" svg:height="0.47cm" svg:x="8.39cm" svg:y="20.97cm">
<text:p text:style-name="AC2-Normal"><text:span text:style-name="FAC2-Normal">McCarthy, Mary<text:line-break/>b. <text:line-break/>m. <text:line-break/>d. </text:span></text:p>
</draw:rect>
<text:alphabetical-index-mark text:string-value="Reeves, Maria (1856-11-26 - 1929-01-29)"/><draw:rect text:anchor-type="paragraph" draw:style-name="AC2-box_shadow" draw:z-index="0" draw:text-style-name="AC2-Normal" svg:width="1.37cm" svg:height="0.47cm" svg:x="5.05cm" svg:y="21.43cm">
</draw:rect>
<draw:rect text:anchor-type="paragraph" draw:style-name="AC2-box" draw:text-style-name="AC2-Normal" draw:z-index="1" svg:width="1.37cm" svg:height="0.47cm" svg:x="5.04cm" svg:y="21.42cm">
<text:p text:style-name="AC2-Normal"><text:span text:style-name="FAC2-Normal">Reeves, Maria<text:line-break/>b. 1856-11-26<text:line-break/>m. 1875-04-11<text:line-break/>d. 1929-01-29</text:span></text:p>
</draw:rect>
<draw:line text:anchor-type="paragraph" draw:z-index="3" draw:style-name="AC2-line" svg:x1="6.41cm" svg:y1="21.66cm" svg:x2="6.64cm" svg:y2="21.66cm"><text:p/>
</draw:line>
<draw:line text:anchor-type="paragraph" draw:z-index="3" draw:style-name="AC2-line" svg:x1="6.64cm" svg:y1="20.69cm" svg:x2="6.64cm" svg:y2="22.57cm"><text:p/>
</draw:line>
<draw:line text:anchor-type="paragraph" draw:z-index="3" draw:style-name="AC2-line" svg:x1="6.64cm" svg:y1="20.69cm" svg:x2="6.71cm" svg:y2="20.69cm"><text:p/>
</draw:line>
<draw:line text:anchor-type="paragraph" draw:z-index="3" draw:style-name="AC2-line" svg:x1="6.64cm" svg:y1="22.57cm" svg:x2="6.71cm" svg:y2="22.57cm"><text:p/>
</draw:line>
<text:alphabetical-index-mark text:string-value="Meyer, P.D. ( - )"/><draw:rect text:anchor-type="paragraph" draw:style-name="AC2-box_shadow" draw:z-index="0" draw:text-style-name="AC2-Normal" svg:width="1.37cm" svg:height="0.36cm" svg:x="8.40cm" svg:y="21.89cm">
</draw:rect>
<draw:rect text:anchor-type="paragraph" draw:style-name="AC2-box" draw:text-style-name="AC2-Normal" draw:z-index="1" svg:width="1.37cm" svg:height="0.36cm" svg:x="8.39cm" svg:y="21.88cm">
<text:p text:style-name="AC2-Normal"><text:span text:style-name="FAC2-Normal">Meyer, P.D.<text:line-break/>b. <text:line-break/>d. </text:span></text:p>
</draw:rect>
<text:alphabetical-index-mark text:string-value="Meyer, Catherine (1825-06-19 - 1911-01-30)"/><draw:rect text:anchor-type="paragraph" draw:style-name="AC2-box_shadow" draw:z-index="0" draw:text-style-name="AC2-Normal" svg:width="1.37cm" svg:height="0.47cm" svg:x="6.72cm" svg:y="22.34cm">
</draw:rect>
<draw:rect text:anchor-type="paragraph" draw:style-name="AC2-box" draw:text-style-name="AC2-Normal" draw:z-index="1" svg:width="1.37cm" svg:height="0.47cm" svg:x="6.71cm" svg:y="22.33cm">
<text:p text:style-name="AC2-Normal"><text:span text:style-name="FAC2-Normal">Meyer, Catherine<text:line-break/>b. 1825-06-19<text:line-break/>m. 1847-08-15<text:line-break/>d. 1911-01-30</text:span></text:p>
</draw:rect>
<draw:line text:anchor-type="paragraph" draw:z-index="3" draw:style-name="AC2-line" svg:x1="8.09cm" svg:y1="22.57cm" svg:x2="8.32cm" svg:y2="22.57cm"><text:p/>
</draw:line>
<draw:line text:anchor-type="paragraph" draw:z-index="3" draw:style-name="AC2-line" svg:x1="8.32cm" svg:y1="22.06cm" svg:x2="8.32cm" svg:y2="22.57cm"><text:p/>
</draw:line>
<draw:line text:anchor-type="paragraph" draw:z-index="3" draw:style-name="AC2-line" svg:x1="8.32cm" svg:y1="22.06cm" svg:x2="8.39cm" svg:y2="22.06cm"><text:p/>
</draw:line>
<text:toc-mark text:string-value="Ancestor Graph" text:outline-level="1"/><draw:frame text:anchor-type="paragraph" draw:style-name="AC2-Title" draw:z-index="2" svg:width="0.13cm" svg:height="3.67pt" svg:x="-0.06cm" svg:y="-100.00cm">
</draw:frame>
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office:version="1.0"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2.205cm" style:writing-mode="page"/>
      <style:text-properties style:font-name="Times New Roman" fo:font-size="12pt" style:font-name-asian="Times New Roman" style:font-size-asian="12pt" style:font-name-complex="Times New Roman" style:font-size-complex="12pt" style:tab-stop-distance="2.205cm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hoto" style:family="graphic">
      <style:graphic-properties text:anchor-type="paragraph" svg:x="0cm" svg:y="0cm" style:wrap="none" style:vertical-pos="top" style:vertical-rel="paragraph-content" style:horizontal-pos="center" style:horizontal-rel="paragraph-content"/>
    </style:style>
    <style:style style:name="AC2-Normal" style:family="paragraph" style:parent-style-name="Standard" style:class="text">
      <style:paragraph-properties fo:margin-left="0.00cm" fo:margin-right="0.00cm" fo:margin-top="0.00cm" fo:margin-bottom="0.00cm" fo:text-align="start" style:justify-single-word="false" fo:text-indent="0.00cm" style:auto-text-indent="false"/>
      <style:text-properties fo:color="#000000" style:font-name="Arial" fo:font-size="2pt"/>
    </style:style>
    <style:style style:name="AC2-Note" style:family="paragraph" style:parent-style-name="Standard" style:class="text">
      <style:paragraph-properties fo:margin-left="0.00cm" fo:margin-right="0.00cm" fo:margin-top="0.00cm" fo:margin-bottom="0.00cm" fo:text-align="start" style:justify-single-word="false" fo:text-indent="0.00cm" style:auto-text-indent="false"/>
      <style:text-properties fo:color="#000000" style:font-name="Arial" fo:font-size="2pt"/>
    </style:style>
    <style:style style:name="AC2-Title" style:family="paragraph" style:parent-style-name="Standard" style:class="text">
      <style:paragraph-properties fo:margin-left="0.00cm" fo:margin-right="0.00cm" fo:margin-top="0.00cm" fo:margin-bottom="0.00cm" fo:text-align="center" style:justify-single-word="false" fo:text-indent="0.00cm" style:auto-text-indent="false"/>
      <style:text-properties fo:color="#000000" style:font-name="Arial" fo:font-size="4pt"/>
    </style:style>
    <draw:stroke-dash draw:name="gramps_solid" draw:style="rect" draw:dots1="1" draw:dots1-length="0.102cm" draw:dots2="1" draw:dots2-length="0.102cm" draw:distance="0.000cm"/>
    <draw:stroke-dash draw:name="gramps_dashed" draw:style="rect" draw:dots1="2" draw:dots1-length="0.102cm" draw:dots2="2" draw:dots2-length="0.102cm" draw:distance="0.204cm"/>
    <draw:stroke-dash draw:name="gramps_dotted" draw:style="rect" draw:dots1="1" draw:dots1-length="0.102cm" draw:dots2="1" draw:dots2-length="0.102cm" draw:distance="0.102cm"/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S-Header" style:family="paragraph" style:parent-style-name="Standard">
      <style:paragraph-properties fo:text-align="center" style:justify-single-word="false"/>
    </style:style>
    <style:style style:name="S-Footer" style:family="paragraph" style:parent-style-name="Header">
      <style:paragraph-properties fo:text-align="center" style:justify-single-word="false"/>
    </style:style>
    <style:page-layout style:name="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bottom="0.499cm"/>
      </style:footer-style>
    </style:page-layout>
  </office:automatic-styles>
  <office:master-styles>
    <style:master-page style:name="Standard" style:page-layout-name="pm1">
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Gramps 5.0.0
</meta:generator>
    <dc:title>
</dc:title>
    <dc:subject>
</dc:subject>
    <dc:description>
</dc:description>
    <meta:initial-creator>
    Alex Roitman,,,
</meta:initial-creator>
    <meta:creation-date>
    2015-10-10T14:15:21
</meta:creation-date>
    <dc:creator>
    Alex Roitman,,,
</dc:creator>
    <dc:date>
    2015-10-10T14:15:21
</dc:date>
    <meta:print-date>0-00-00T00:00:00</meta:print-date>
    <dc:language>
    en-US
</dc:language>
    <meta:editing-cycles>1</meta:editing-cycles>
    <meta:editing-duration>PT0S</meta:editing-duration>
    <meta:user-defined meta:name="Genealogical Research and Analysis Management Programming System">
    http://gramps-project.org/
</meta:user-defined>
    <meta:user-defined meta:name="Info 1"/>
    <meta:user-defined meta:name="Info 2"/>
    <meta:user-defined meta:name="Info 3"/>
  </office:meta>
</office:document-meta>
</file>